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69a342"/>
    </style:style>
    <style:style style:name="P26" style:family="paragraph" style:parent-style-name="Standard" style:list-style-name="L2">
      <style:text-properties officeooo:paragraph-rsid="005e2500"/>
    </style:style>
    <style:style style:name="P27" style:family="paragraph" style:parent-style-name="Standard" style:list-style-name="L2">
      <style:text-properties officeooo:paragraph-rsid="005c9bc8"/>
    </style:style>
    <style:style style:name="P28" style:family="paragraph" style:parent-style-name="Standard" style:list-style-name="L2">
      <style:text-properties officeooo:rsid="00179ad9" officeooo:paragraph-rsid="00179ad9"/>
    </style:style>
    <style:style style:name="P29" style:family="paragraph" style:parent-style-name="Standard" style:list-style-name="L2">
      <style:text-properties officeooo:rsid="00269ad4" officeooo:paragraph-rsid="00269ad4"/>
    </style:style>
    <style:style style:name="P30" style:family="paragraph" style:parent-style-name="Standard" style:list-style-name="L2">
      <style:text-properties officeooo:rsid="0014dbc1" officeooo:paragraph-rsid="0014dbc1"/>
    </style:style>
    <style:style style:name="P31" style:family="paragraph" style:parent-style-name="Standard" style:list-style-name="L2">
      <style:text-properties officeooo:rsid="0014dbc1" officeooo:paragraph-rsid="00179ad9"/>
    </style:style>
    <style:style style:name="P32" style:family="paragraph" style:parent-style-name="Standard" style:list-style-name="L2">
      <style:text-properties officeooo:rsid="002c88c9" officeooo:paragraph-rsid="002c88c9"/>
    </style:style>
    <style:style style:name="P3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5" style:family="paragraph" style:parent-style-name="Standard" style:list-style-name="L2">
      <style:text-properties officeooo:rsid="00186b5c" officeooo:paragraph-rsid="0030e52b"/>
    </style:style>
    <style:style style:name="P36" style:family="paragraph" style:parent-style-name="Standard" style:list-style-name="L2">
      <style:text-properties officeooo:rsid="0033d4df" officeooo:paragraph-rsid="0033d4d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9" style:family="paragraph" style:parent-style-name="Standard" style:list-style-name="L3">
      <style:paragraph-properties fo:orphans="2" fo:widows="2"/>
      <style:text-properties officeooo:paragraph-rsid="00371aeb"/>
    </style:style>
    <style:style style:name="P50" style:family="paragraph" style:parent-style-name="Standard" style:list-style-name="L3">
      <style:text-properties fo:color="#2b511a" officeooo:rsid="0041a1f8"/>
    </style:style>
    <style:style style:name="P51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officeooo:rsid="001f5fc1" officeooo:paragraph-rsid="001f5fc1"/>
    </style:style>
    <style:style style:name="P53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1f5fc1" officeooo:paragraph-rsid="005c13be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7a426" officeooo:paragraph-rsid="0057a426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f7347" officeooo:paragraph-rsid="005f7347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5150e6" officeooo:paragraph-rsid="005150e6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fo:font-size="12pt" fo:font-weight="normal" officeooo:rsid="0054df73" officeooo:paragraph-rsid="0054df73" fo:background-color="#fff200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style:text-properties fo:font-size="12pt" fo:font-weight="normal" officeooo:rsid="00514b8d" officeooo:paragraph-rsid="0074a1d1" fo:background-color="#fff200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font-weight="bold" officeooo:rsid="005249e6" officeooo:paragraph-rsid="005c13be" style:font-size-asian="12pt" style:font-weight-asian="bold" style:font-size-complex="12pt" style:font-weight-complex="bold"/>
    </style:style>
    <style:style style:name="P66" style:family="paragraph" style:parent-style-name="Standard" style:list-style-name="L2">
      <style:text-properties fo:font-size="12pt" fo:font-style="normal" style:text-underline-style="none" fo:font-weight="normal" officeooo:rsid="0051677e" officeooo:paragraph-rsid="006d49ea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text-properties fo:font-size="12pt" fo:font-style="normal" style:text-underline-style="none" fo:font-weight="normal" officeooo:rsid="005a6ee0" officeooo:paragraph-rsid="005a6ee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text-properties fo:font-size="12pt" fo:font-style="italic" fo:font-weight="normal" officeooo:rsid="0051677e" officeooo:paragraph-rsid="0051677e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font-size="12pt" fo:font-weight="normal" officeooo:rsid="005e2500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640233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69a342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6b7fc3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5e2500" fo:background-color="#fff200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5e2500" fo:background-color="#fff200" loext:char-shading-value="0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69a342" fo:background-color="#fff200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69a342" fo:background-color="#fff200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7324f2" fo:background-color="#fff200" loext:char-shading-value="0" style:font-size-asian="12pt" style:font-weight-asian="normal" style:font-size-complex="12pt" style:font-weight-complex="normal"/>
    </style:style>
    <style:style style:name="T53" style:family="text">
      <style:text-properties officeooo:rsid="00655305"/>
    </style:style>
    <style:style style:name="T54" style:family="text">
      <style:text-properties officeooo:rsid="0069a342"/>
    </style:style>
    <style:style style:name="T55" style:family="text">
      <style:text-properties officeooo:rsid="006efe6d"/>
    </style:style>
    <style:style style:name="T56" style:family="text">
      <style:text-properties officeooo:rsid="007324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745353000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939630950" text:style-name="L2">
        <text:list-item>
          <text:p text:style-name="P2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9">Keep gathering when you don’t have to run yet (nearest chaser 2 steps away)</text:p>
        </text:list-item>
        <text:list-item>
          <text:p text:style-name="P3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0">Return halite to the nearest base when the game is almost over for ships with little halite (?)</text:p>
        </text:list-item>
        <text:list-item>
          <text:p text:style-name="P28">Don’t spawn if I have a returning agent that will be at 1 step from the current base</text:p>
          <text:p text:style-name="P31"/>
        </text:list-item>
        <text:list-item>
          <text:p text:style-name="P32">Add a correction factor for the smoothed halite when establishing the first base</text:p>
        </text:list-item>
        <text:list-item>
          <text:p text:style-name="P33">Avoid simultaneous arrivals when returning to a base</text:p>
        </text:list-item>
        <text:list-item>
          <text:p text:style-name="P34">Run another optimization against a pool of (stochastic swarm intelligence, logic with all improvements of above <text:span text:style-name="T11">to determine submission config</text:span>)</text:p>
          <text:p text:style-name="P30"/>
        </text:list-item>
        <text:list-item>
          <text:p text:style-name="P35">Try harder to avoid collisions with opponent ships <text:span text:style-name="T12">by reordering the ship execution order</text:span></text:p>
        </text:list-item>
        <text:list-item>
          <text:p text:style-name="P36">Make the agents less lame during the end game <text:span text:style-name="T12">by incorporating</text:span></text:p>
          <text:p text:style-name="P37"/>
        </text:list-item>
        <text:list-item>
          <text:p text:style-name="P39">Don’t build a shipyard when boxed in near the end of the game </text:p>
        </text:list-item>
        <text:list-item>
          <text:p text:style-name="P39"><text:span text:style-name="T13">Continue attempts </text:span>to reduce <text:span text:style-name="T13">unnecessary </text:span>ship loss</text:p>
        </text:list-item>
        <text:list-item>
          <text:p text:style-name="P40">Submit to leaderboard with good settings</text:p>
          <text:p text:style-name="P38"/>
        </text:list-item>
        <text:list-item>
          <text:p text:style-name="P41">Allow for multiple passes in the action computation if the ship was not able to move closer to the target</text:p>
        </text:list-item>
        <text:list-item>
          <text:p text:style-name="P42">Incorporate opponent <text:span text:style-name="T5">ships/bases in computing the agent’s scores (gather, establish base, return base)</text:span></text:p>
        </text:list-item>
        <text:list-item>
          <text:p text:style-name="P43">Take a detour if the path to the target square is blocked by a bad square</text:p>
        </text:list-item>
        <text:list-item>
          <text:p text:style-name="P44">Incorporate halite regrow potential into the target base computation</text:p>
        </text:list-item>
        <text:list-item>
          <text:p text:style-name="P45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1694680161" text:style-name="L3">
        <text:list-item>
          <text:p text:style-name="P46">Better coordination of ships by reviewing the plan -&gt; action mapping</text:p>
        </text:list-item>
        <text:list-item>
          <text:p text:style-name="P4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0"><text:span text:style-name="T27">I</text:span><text:span text:style-name="T26">ncorporate distance to my nearest base in gather instructions</text:span></text:p>
        </text:list-item>
        <text:list-item>
          <text:p text:style-name="P4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3134788124" text:style-name="L4">
        <text:list-item>
          <text:p text:style-name="P47">Add an agent that occasionally tries to destroy the base of the other agent<text:span text:style-name="T33">s</text:span> (many of the top agents)</text:p>
        </text:list-item>
        <text:list-item>
          <text:p text:style-name="P48">Add an agent that tries to block the base of the first other agent with two ships (new idea, this could work well when the agent only has 1 base)</text:p>
        </text:list-item>
        <text:list-item>
          <text:p text:style-name="P48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73530293917473" text:continue-list="list939630950" text:style-name="L2">
        <text:list-item>
          <text:p text:style-name="P52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73531796758058" text:continue-numbering="true" text:style-name="L2">
        <text:list-item>
          <text:p text:style-name="P53">Coordinate base attack strategy</text:p>
        </text:list-item>
      </text:list>
      <text:p text:style-name="P15"/>
      <text:list xml:id="list73530247706527" text:continue-numbering="true" text:style-name="L2">
        <text:list-item>
          <text:p text:style-name="P65">Better base defense is critical – Look at top games for inspiration</text:p>
        </text:list-item>
        <text:list-item>
          <text:p text:style-name="P25"><text:span text:style-name="T49">B</text:span><text:span text:style-name="T51">etter base attack strategy: synchronize attack ships </text:span><text:span text:style-name="T52">when there is &gt;1 attacking</text:span><text:span text:style-name="T45"> </text:span><text:span text:style-name="T44">and make the number of bases additive in the attack base priority score rather than multiplicative. </text:span><text:span text:style-name="T46">We need a strong attacker to be able to evaluate strong defenses</text:span></text:p>
        </text:list-item>
        <text:list-item>
          <text:p text:style-name="P26"><text:span text:style-name="T40">The current approach still loses a lot of bases and is not robust to mass attacks </text:span><text:span text:style-name="T41">of 0 halite ships</text:span><text:span text:style-name="T40">. I am afraid that just building more ships is the only feasible </text:span><text:span text:style-name="T41">defense</text:span><text:span text:style-name="T40">.</text:span></text:p>
          <text:list>
            <text:list-item>
              <text:p text:style-name="P54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69">Avoid <text:span text:style-name="T35">colliding with</text:span> my own <text:span text:style-name="T35">ships when protecting the base</text:span></text:p>
          <text:list>
            <text:list-item>
              <text:p text:style-name="P55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55">Avoid colliding with my own ship when I have a very dense region of ships</text:p>
        </text:list-item>
        <text:list-item>
          <text:p text:style-name="P56">Add the concept of a main base to <text:span text:style-name="T53">avoid </text:span>swarming out too much and becoming vulnerable to <text:span text:style-name="T35">being boxed in by </text:span>opponent<text:span text:style-name="T35">s as well as base attacks (we can’t defend them all). Don’t spawn from the non main base and only return to it in emergencies</text:span></text:p>
          <text:list>
            <text:list-item>
              <text:p text:style-name="P58"><text:a xlink:type="simple" xlink:href="https://www.kaggle.com/c/halite/submissions?dialog=episodes-episode-1479954" text:style-name="Internet_20_link" text:visited-style-name="Visited_20_Internet_20_Link">1479954</text:a> </text:p>
            </text:list-item>
          </text:list>
        </text:list-item>
        <text:list-item>
          <text:p text:style-name="P27"><text:span text:style-name="T42">Clip</text:span><text:span text:style-name="T43"> the number of ships </text:span><text:span text:style-name="T42">at the max opponent number of ships </text:span><text:span text:style-name="T43">when I am winning, </text:span><text:span text:style-name="T42">instead of clipping at 20 </text:span><text:span text:style-name="T47">and keep building ships while you’re winning</text:span><text:span text:style-name="T43">.</text:span></text:p>
        </text:list-item>
        <text:list-item>
          <text:p text:style-name="P60">Don’t intend to defend the base when I have &lt; K ships and the best opponent has &gt;L; just run</text:p>
        </text:list-item>
        <text:list-item>
          <text:p text:style-name="P66">When rebuilding the last ship yard, make sure it can be defended since someone is obviously out to get us</text:p>
        </text:list-item>
      </text:list>
      <text:p text:style-name="P14"/>
      <text:list xml:id="list73532019404706" text:continue-numbering="true" text:style-name="L2">
        <text:list-item>
          <text:p text:style-name="P55">Prioritise ships that are at risk of being boxed in and only have a single valid escape direction</text:p>
          <text:list>
            <text:list-item>
              <text:p text:style-name="P55">1433614, step 78</text:p>
            </text:list-item>
          </text:list>
        </text:list-item>
        <text:list-item>
          <text:p text:style-name="P64">Better initial halite gathering (<text:span text:style-name="T36">typically</text:span>: move to center). <text:span text:style-name="T56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59">1440254</text:p>
            </text:list-item>
          </text:list>
        </text:list-item>
        <text:list-item>
          <text:p text:style-name="P55">Smarter square selection when being boxed in: take the score and likely opponent moves into account</text:p>
        </text:list-item>
        <text:list-item>
          <text:p text:style-name="P51">Add the concept of being boxed in by less halite opponent ships – the smaller the box, the worse</text:p>
        </text:list-item>
        <text:list-item>
          <text:p text:style-name="P63">Add the concept of joint attacking when we have an opponent which is in our boxing in net <text:span text:style-name="T55">(probably needs &gt; 2 attackers of my ships)</text:span></text:p>
        </text:list-item>
        <text:list-item>
          <text:p text:style-name="P67">Don’t gather when you don’t have a shipyard and don’t plan on building one</text:p>
        </text:list-item>
        <text:list-item>
          <text:p text:style-name="P68">Maybe a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73530902263203" text:continue-numbering="true" text:style-name="L2">
        <text:list-item>
          <text:p text:style-name="P57">Learn a model of likely opponent behavior <text:span text:style-name="T32">and use it wherever it makes sense for more informed behavior</text:span></text:p>
          <text:list>
            <text:list-item>
              <text:p text:style-name="P61">When being chased for a long time: go back to a base rather than consider gathering</text:p>
            </text:list-item>
            <text:list-item>
              <text:p text:style-name="P62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15T07:35:29.937558292</dc:date>
    <meta:editing-duration>P11DT21H34M57S</meta:editing-duration>
    <meta:editing-cycles>79</meta:editing-cycles>
    <meta:document-statistic meta:table-count="0" meta:image-count="0" meta:object-count="0" meta:page-count="3" meta:paragraph-count="72" meta:word-count="1204" meta:character-count="6492" meta:non-whitespace-character-count="5405"/>
  </office:meta>
</office:document-meta>
</file>